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c6f3f"/>
    </style:style>
    <style:style style:name="P7" style:family="paragraph" style:parent-style-name="Text_20_body_20_indent">
      <style:text-properties officeooo:rsid="0009bbb9" officeooo:paragraph-rsid="000eeeac"/>
    </style:style>
    <style:style style:name="P8" style:family="paragraph" style:parent-style-name="Text_20_body_20_indent">
      <style:text-properties fo:font-weight="normal" officeooo:rsid="00085286" officeooo:paragraph-rsid="00085286" style:font-weight-asian="normal" style:font-weight-complex="normal"/>
    </style:style>
    <style:style style:name="P9" style:family="paragraph" style:parent-style-name="Text_20_body_20_indent">
      <style:text-properties officeooo:paragraph-rsid="000c6f3f"/>
    </style:style>
    <style:style style:name="P10" style:family="paragraph" style:parent-style-name="Text_20_body_20_indent">
      <style:text-properties officeooo:paragraph-rsid="000eeeac"/>
    </style:style>
    <style:style style:name="P11" style:family="paragraph" style:parent-style-name="Heading_20_2">
      <style:text-properties officeooo:paragraph-rsid="0009bbb9"/>
    </style:style>
    <style:style style:name="P12" style:family="paragraph" style:parent-style-name="Heading_20_2">
      <style:text-properties officeooo:paragraph-rsid="000c6f3f"/>
    </style:style>
    <style:style style:name="P13" style:family="paragraph" style:parent-style-name="Heading_20_2">
      <style:text-properties officeooo:paragraph-rsid="000eeeac"/>
    </style:style>
    <style:style style:name="P14" style:family="paragraph" style:parent-style-name="Heading_20_3">
      <style:text-properties officeooo:paragraph-rsid="00085286"/>
    </style:style>
    <style:style style:name="P15" style:family="paragraph" style:parent-style-name="Heading_20_3">
      <style:text-properties officeooo:paragraph-rsid="0009bbb9"/>
    </style:style>
    <style:style style:name="P16" style:family="paragraph" style:parent-style-name="Heading_20_3">
      <style:text-properties officeooo:paragraph-rsid="000c6f3f"/>
    </style:style>
    <style:style style:name="P17" style:family="paragraph" style:parent-style-name="Heading_20_3">
      <style:text-properties officeooo:paragraph-rsid="000eeeac"/>
    </style:style>
    <style:style style:name="P18" style:family="paragraph" style:parent-style-name="Text_20_body_20_indent" style:list-style-name="L1">
      <style:text-properties fo:font-weight="normal" officeooo:rsid="000c6f3f" officeooo:paragraph-rsid="000c6f3f" style:font-weight-asian="normal" style:font-weight-complex="normal"/>
    </style:style>
    <style:style style:name="P19" style:family="paragraph" style:parent-style-name="Text_20_body_20_indent" style:list-style-name="L1">
      <style:text-properties fo:font-weight="normal" officeooo:rsid="000dbff9" officeooo:paragraph-rsid="000dbff9" style:font-weight-asian="normal" style:font-weight-complex="normal"/>
    </style:style>
    <style:style style:name="P20" style:family="paragraph" style:parent-style-name="Text_20_body_20_indent" style:list-style-name="L2">
      <style:text-properties officeooo:rsid="0009fd86" officeooo:paragraph-rsid="0009fd86"/>
    </style:style>
    <style:style style:name="P21" style:family="paragraph" style:parent-style-name="Text_20_body_20_indent" style:list-style-name="L2">
      <style:text-properties officeooo:rsid="0009fd86" officeooo:paragraph-rsid="000c6f3f"/>
    </style:style>
    <style:style style:name="P22" style:family="paragraph" style:parent-style-name="Text_20_body_20_indent" style:list-style-name="L2">
      <style:text-properties officeooo:rsid="000eeeac" officeooo:paragraph-rsid="000eeeac"/>
    </style:style>
    <style:style style:name="P23" style:family="paragraph" style:parent-style-name="Text_20_body_20_indent" style:list-style-name="L2">
      <style:text-properties officeooo:rsid="000c6f3f" officeooo:paragraph-rsid="000c6f3f"/>
    </style:style>
    <style:style style:name="P24" style:family="paragraph" style:parent-style-name="Text_20_body_20_indent" style:list-style-name="L2">
      <style:text-properties officeooo:rsid="000c6f3f" officeooo:paragraph-rsid="000eeeac"/>
    </style:style>
    <style:style style:name="P25" style:family="paragraph" style:parent-style-name="Text_20_body_20_indent" style:list-style-name="L3">
      <style:text-properties fo:font-style="normal" officeooo:rsid="0009fd86" officeooo:paragraph-rsid="0009fd86" style:font-style-asian="normal" style:font-style-complex="normal"/>
    </style:style>
    <style:style style:name="P26" style:family="paragraph" style:parent-style-name="Text_20_body_20_indent" style:list-style-name="L4">
      <style:text-properties fo:font-style="normal" officeooo:rsid="0009fd86" officeooo:paragraph-rsid="0009fd86" style:font-style-asian="normal" style:font-style-complex="normal"/>
    </style:style>
    <style:style style:name="P27" style:family="paragraph" style:parent-style-name="Text_20_body_20_indent" style:list-style-name="L5">
      <style:text-properties fo:font-style="normal" officeooo:rsid="0009fd86" officeooo:paragraph-rsid="000c6f3f" style:font-style-asian="normal" style:font-style-complex="normal"/>
    </style:style>
    <style:style style:name="P28" style:family="paragraph" style:parent-style-name="Text_20_body_20_indent" style:list-style-name="L6">
      <style:text-properties fo:font-style="normal" officeooo:rsid="0009fd86" officeooo:paragraph-rsid="000c6f3f" style:font-style-asian="normal" style:font-style-complex="normal"/>
    </style:style>
    <style:style style:name="P29" style:family="paragraph" style:parent-style-name="Text_20_body_20_indent" style:list-style-name="L9">
      <style:text-properties fo:font-style="normal" officeooo:rsid="0009fd86" officeooo:paragraph-rsid="0009fd86" style:font-style-asian="normal" style:font-style-complex="normal"/>
    </style:style>
    <style:style style:name="P30" style:family="paragraph" style:parent-style-name="Text_20_body_20_indent" style:list-style-name="L10">
      <style:text-properties fo:font-style="normal" officeooo:rsid="0009fd86" officeooo:paragraph-rsid="0009fd86" style:font-style-asian="normal" style:font-style-complex="normal"/>
    </style:style>
    <style:style style:name="P31" style:family="paragraph" style:parent-style-name="Text_20_body_20_indent" style:list-style-name="L3">
      <style:text-properties fo:font-style="normal" officeooo:rsid="000c6f3f" officeooo:paragraph-rsid="000c6f3f" style:font-style-asian="normal" style:font-style-complex="normal"/>
    </style:style>
    <style:style style:name="P32" style:family="paragraph" style:parent-style-name="Text_20_body_20_indent" style:list-style-name="L4">
      <style:text-properties fo:font-style="normal" officeooo:rsid="000c6f3f" officeooo:paragraph-rsid="000c6f3f" style:font-style-asian="normal" style:font-style-complex="normal"/>
    </style:style>
    <style:style style:name="P33" style:family="paragraph" style:parent-style-name="Text_20_body_20_indent" style:list-style-name="L6">
      <style:text-properties fo:font-style="normal" officeooo:rsid="000c6f3f" officeooo:paragraph-rsid="000c6f3f" style:font-style-asian="normal" style:font-style-complex="normal"/>
    </style:style>
    <style:style style:name="P34" style:family="paragraph" style:parent-style-name="Text_20_body_20_indent" style:list-style-name="L7">
      <style:text-properties fo:font-style="normal" officeooo:rsid="000c6f3f" officeooo:paragraph-rsid="000eeeac" style:font-style-asian="normal" style:font-style-complex="normal"/>
    </style:style>
    <style:style style:name="P35" style:family="paragraph" style:parent-style-name="Text_20_body_20_indent" style:list-style-name="L8">
      <style:text-properties fo:font-style="normal" officeooo:rsid="000c6f3f" officeooo:paragraph-rsid="000eeeac" style:font-style-asian="normal" style:font-style-complex="normal"/>
    </style:style>
    <style:style style:name="P36" style:family="paragraph" style:parent-style-name="Text_20_body_20_indent" style:list-style-name="L4">
      <style:text-properties fo:font-style="normal" officeooo:rsid="0009bbb9" officeooo:paragraph-rsid="0009bbb9" style:font-style-asian="normal" style:font-style-complex="normal"/>
    </style:style>
    <style:style style:name="P37" style:family="paragraph" style:parent-style-name="Text_20_body_20_indent" style:list-style-name="L10">
      <style:text-properties fo:font-style="normal" officeooo:rsid="0009bbb9" officeooo:paragraph-rsid="0009bbb9" style:font-style-asian="normal" style:font-style-complex="normal"/>
    </style:style>
    <style:style style:name="P38" style:family="paragraph" style:parent-style-name="Text_20_body_20_indent" style:list-style-name="L5">
      <style:text-properties fo:font-style="normal" officeooo:rsid="000eeeac" officeooo:paragraph-rsid="000eeeac" style:font-style-asian="normal" style:font-style-complex="normal"/>
    </style:style>
    <style:style style:name="P39" style:family="paragraph" style:parent-style-name="Text_20_body_20_indent" style:list-style-name="L6">
      <style:text-properties fo:font-style="normal" officeooo:rsid="000eeeac" officeooo:paragraph-rsid="000eeeac" style:font-style-asian="normal" style:font-style-complex="normal"/>
    </style:style>
    <style:style style:name="P40" style:family="paragraph" style:parent-style-name="Text_20_body_20_indent" style:list-style-name="L10">
      <style:text-properties fo:font-style="normal" officeooo:rsid="000eeeac" officeooo:paragraph-rsid="000eeeac" style:font-style-asian="normal" style:font-style-complex="normal"/>
    </style:style>
    <style:style style:name="P41" style:family="paragraph" style:parent-style-name="Text_20_body_20_indent" style:list-style-name="L11">
      <style:text-properties fo:font-style="normal" officeooo:rsid="000eeeac" officeooo:paragraph-rsid="000eeeac" style:font-style-asian="normal" style:font-style-complex="normal"/>
    </style:style>
    <style:style style:name="P42" style:family="paragraph" style:parent-style-name="Text_20_body_20_indent" style:list-style-name="L12">
      <style:text-properties fo:font-style="normal" officeooo:rsid="000eeeac" officeooo:paragraph-rsid="000eeeac" style:font-style-asian="normal" style:font-style-complex="normal"/>
    </style:style>
    <style:style style:name="P43" style:family="paragraph" style:parent-style-name="Text_20_body_20_indent" style:list-style-name="L2">
      <style:text-properties officeooo:rsid="0009bbb9" officeooo:paragraph-rsid="0009fd86"/>
    </style:style>
    <style:style style:name="T1" style:family="text">
      <style:text-properties officeooo:rsid="00054984"/>
    </style:style>
    <style:style style:name="T2" style:family="text">
      <style:text-properties officeooo:rsid="0009bbb9"/>
    </style:style>
    <style:style style:name="T3" style:family="text">
      <style:text-properties officeooo:rsid="0009fd86"/>
    </style:style>
    <style:style style:name="T4" style:family="text">
      <style:text-properties officeooo:rsid="000c6f3f"/>
    </style:style>
    <style:style style:name="T5" style:family="text">
      <style:text-properties officeooo:rsid="000dbff9"/>
    </style:style>
    <style:style style:name="T6" style:family="text">
      <style:text-properties officeooo:rsid="000eeeac"/>
    </style:style>
    <style:style style:name="T7" style:family="text">
      <style:text-properties officeooo:rsid="0010e29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Deep</text:span> Learning – <text:span text:style-name="T5">Expertise</text:span></text:p>
      <text:h text:style-name="Heading_20_1" text:outline-level="1"><text:span text:style-name="T1">Description</text:span> de la formation :</text:h>
      <text:h text:style-name="Heading_20_3" text:outline-level="3">Intitulé de la formation :</text:h>
      <text:p text:style-name="P3">Le <text:span text:style-name="T3">deep learning repose sur un ensemble d’algorithmes, de méthodes et de modèles basés sur les réseaux de neurones. Produisant d’impressionnants résultats, ils sont utilisés dans de nombreux secteurs industriels et économiques. </text:span><text:span text:style-name="T4">Cette formation présente l’ensemble des techniques du deep learning sur un vaste ensemble de types de données. Les stagiaires seront amenés à approfondir leurs connaissances et leurs techniques </text:span><text:span text:style-name="T6">sur les modèles les plus récents des</text:span><text:span text:style-name="T4"> réseaux de neurones en traitant aussi bien des données tabulaires, que de l’image ou du texte</text:span><text:span text:style-name="T3">. </text:span><text:span text:style-name="T4">Les travaux pratiques en python recouvrent 50 % de la formation afin que les stagiaires puissent appréhender </text:span><text:span text:style-name="T3"><text:s/></text:span><text:span text:style-name="T4">les outils et les modèles et les réutiliser aisément.</text:span></text:p>
      <text:h text:style-name="P14" text:outline-level="3">Compétences visées :</text:h>
      <text:p text:style-name="P8">À l’issue de cette formation, les stagiaires seront en mesure de :</text:p>
      <text:list text:style-name="L1">
        <text:list-item>
          <text:p text:style-name="P18">Créer et entraîner un modèle de réseaux de neurones avec Keras et Tensorflow</text:p>
        </text:list-item>
        <text:list-item>
          <text:p text:style-name="P18">Utiliser le deep learning pour tout type d’apprentissage (Classification, prédiction, non supervisé, <text:span text:style-name="T5">renforcement</text:span>)</text:p>
        </text:list-item>
        <text:list-item>
          <text:p text:style-name="P18">Traiter automatiquement des données tabulaires</text:p>
        </text:list-item>
        <text:list-item>
          <text:p text:style-name="P18">Traiter automatiquement des données images</text:p>
        </text:list-item>
        <text:list-item>
          <text:p text:style-name="P18">Traiter automatiquement des données textuelles ou séquentielles</text:p>
        </text:list-item>
        <text:list-item>
          <text:p text:style-name="P18">Proposer une structure de modèle moderne à un problème particulier</text:p>
        </text:list-item>
        <text:list-item>
          <text:p text:style-name="P19">Implémenter les méthodes les plus récentes pour tout type de problème d’apprentissage automatique</text:p>
        </text:list-item>
      </text:list>
      <text:h text:style-name="Heading_20_3" text:outline-level="3">Public visé :</text:h>
      <text:p text:style-name="P3">Ingénieurs <text:span text:style-name="T5">et data scientists souhaitant une vision complète du domaine du deep learning et des méthodes état de l’art</text:span>.</text:p>
      <text:h text:style-name="Heading_20_3" text:outline-level="3">Prérequis :</text:h>
      <text:p text:style-name="P3">Une connaissance de base à Python est requise, ainsi qu’une <text:span text:style-name="T4">connaissance des concepts clefs du machine learning </text:span><text:span text:style-name="T5">et des réseaux de neurones</text:span>.</text:p>
      <text:h text:style-name="Heading_20_3" text:outline-level="3">Nombre de jours :</text:h>
      <text:p text:style-name="Text_20_body_20_indent"><text:span text:style-name="T7">4</text:span> jours</text:p>
      <text:p text:style-name="P1"/>
      <text:h text:style-name="Heading_20_1" text:outline-level="1"><text:soft-page-break/>Plan de formation</text:h>
      <text:h text:style-name="P11" text:outline-level="2">Partie <text:span text:style-name="T4">1</text:span><text:span text:style-name="T2"> – </text:span><text:span text:style-name="T6">C</text:span><text:span text:style-name="T5">oncept</text:span><text:span text:style-name="T6">s fondamentaux</text:span><text:span text:style-name="T5"> des réseaux de neurones</text:span> :</text:h>
      <text:list xml:id="list1857689461" text:style-name="L2">
        <text:list-item>
          <text:p text:style-name="P20">Lien avec la régression linéaire</text:p>
        </text:list-item>
        <text:list-item>
          <text:p text:style-name="P20">Structure générale des réseaux de neurones</text:p>
        </text:list-item>
        <text:list-item>
          <text:p text:style-name="P20">Rupture de la linéarité : les fonctions d’activations</text:p>
        </text:list-item>
        <text:list-item>
          <text:p text:style-name="P20">Convergence des modèles et choix des optimiseurs du taux d’apprentissage</text:p>
        </text:list-item>
        <text:list-item>
          <text:p text:style-name="P20">Problèmes liés à la disparition ou l’explosion de gradient </text:p>
        </text:list-item>
        <text:list-item>
          <text:p text:style-name="P20">Impact et choix d’un batch</text:p>
        </text:list-item>
        <text:list-item>
          <text:p text:style-name="P22">Techniques de régularisation : Régularisation L1/L2, bruitage, dropout </text:p>
        </text:list-item>
        <text:list-item>
          <text:p text:style-name="P20">Recherche des hyperparamètres</text:p>
        </text:list-item>
        <text:list-item>
          <text:p text:style-name="P20">Problèmes d’interprétabilité</text:p>
        </text:list-item>
        <text:list-item>
          <text:p text:style-name="P20">La librairie Keras pour implémenter des réseaux de neurones profonds en python</text:p>
        </text:list-item>
        <text:list-item>
          <text:p text:style-name="P23">Implémentation avancée avec le GradientTape</text:p>
        </text:list-item>
      </text:list>
      <text:h text:style-name="P15" text:outline-level="3">Mise en pratique :</text:h>
      <text:list text:style-name="L3">
        <text:list-item>
          <text:p text:style-name="P25">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25">Implémentation d’un réseau de neurones via Keras sur un problème de classification multiclasse. Les stagiaires devront utiliser les concepts de séparation de jeux de données et d’évaluation introduits en partie 2 et déployer un protocole de recherche d’hyperparamètres</text:p>
        </text:list-item>
        <text:list-item>
          <text:p text:style-name="P31">Implémentation de couches et de modèles personnalisés en utilisant le GradientTape</text:p>
        </text:list-item>
      </text:list>
      <text:h text:style-name="P15" text:outline-level="3">Objectif de la partie :</text:h>
      <text:p text:style-name="P5">À l’issue de cette partie, les stagiaires seront en mesure de :</text:p>
      <text:list text:style-name="L4">
        <text:list-item>
          <text:p text:style-name="P36">Concevoir et implémenter des <text:span text:style-name="T3">modèles de réseaux de neurones sur des données tabulaires <text:s/>en Keras pour la régression et la classification</text:span></text:p>
        </text:list-item>
        <text:list-item>
          <text:p text:style-name="P26">Évaluer la performance de leurs modèles et adapter les hyperparamètres pour améliorer l’apprentissage </text:p>
        </text:list-item>
        <text:list-item>
          <text:p text:style-name="P26">Identifier les problèmes d’apprentissage tels que le surapprentissage ou le manque de données et trouver les moyens de les résoudre</text:p>
        </text:list-item>
        <text:list-item>
          <text:p text:style-name="P32">Reproduire un modèle état de l’art non implément<text:span text:style-name="T6">é</text:span> dans la librairie Keras</text:p>
        </text:list-item>
      </text:list>
      <text:h text:style-name="P15" text:outline-level="3">Durée :</text:h>
      <text:p text:style-name="P4"><text:span text:style-name="T2">1</text:span> <text:span text:style-name="T2">j</text:span>ournée</text:p>
      <text:p text:style-name="P4"><text:soft-page-break/></text:p>
      <text:h text:style-name="P12" text:outline-level="2">Partie <text:span text:style-name="T4">2</text:span><text:span text:style-name="T2"> – </text:span><text:span text:style-name="T3">Réseaux de neurones à convolutions</text:span> :</text:h>
      <text:list xml:id="list195525399148643" text:continue-list="list1857689461" text:style-name="L2">
        <text:list-item>
          <text:p text:style-name="P21">Traitement <text:s/>de l’image avec de réseau de neurones : les réseaux de neurones à convolutions</text:p>
        </text:list-item>
        <text:list-item>
          <text:p text:style-name="P21">Principe des convolutions</text:p>
        </text:list-item>
        <text:list-item>
          <text:p text:style-name="P21">Autres mécanismes des réseaux à convolutions : pooling, padding et strides</text:p>
        </text:list-item>
        <text:list-item>
          <text:p text:style-name="P23">Architectures modernes de réseaux à convolutions : VGG, EfficientNet, DenseNet, etc.</text:p>
        </text:list-item>
        <text:list-item>
          <text:p text:style-name="P22">Techniques avancées utilisant réseaux à convolutions : segmentation, détection d’objet, super-échantillonnage, détection d’anomalies</text:p>
        </text:list-item>
        <text:list-item>
          <text:p text:style-name="P21">Implémentation des réseaux à convolutions dans Keras</text:p>
        </text:list-item>
      </text:list>
      <text:h text:style-name="P16" text:outline-level="3">Mise en pratique :</text:h>
      <text:list text:style-name="L5">
        <text:list-item>
          <text:p text:style-name="P27">Implémentation d’un réseau de neurones à convolutions pour la classification d’un jeu de données de paysage</text:p>
        </text:list-item>
        <text:list-item>
          <text:p text:style-name="P38">Implémentation d’un modèle de détections d’anomalies semi-supervisé</text:p>
        </text:list-item>
      </text:list>
      <text:h text:style-name="P16" text:outline-level="3">Objectif de la partie :</text:h>
      <text:p text:style-name="P6">À l’issue de cette partie, les stagiaires seront en mesure de :</text:p>
      <text:list text:style-name="L6">
        <text:list-item>
          <text:p text:style-name="P28">Implémenter un modèle de réseaux de neurones pour le traitement automatique d’images</text:p>
        </text:list-item>
        <text:list-item>
          <text:p text:style-name="P33">Définir les modèles pertinents à utiliser en fonction des limitations techniques et des objectifs à réaliser</text:p>
        </text:list-item>
        <text:list-item>
          <text:p text:style-name="P28">Utiliser le transfert d’apprentissage pour améliorer les modèles de traitement automatique d’images</text:p>
        </text:list-item>
        <text:list-item>
          <text:p text:style-name="P39">Implémenter des modèles complexes de réseaux à convolutions pour des taches spécifiques</text:p>
        </text:list-item>
      </text:list>
      <text:h text:style-name="P16" text:outline-level="3">Durée :</text:h>
      <text:p text:style-name="P9"><text:span text:style-name="T2">1</text:span> <text:span text:style-name="T2">j</text:span>ournée</text:p>
      <text:h text:style-name="P13" text:outline-level="2">Partie <text:span text:style-name="T6">3</text:span><text:span text:style-name="T2"> – </text:span><text:span text:style-name="T4">Réseaux Récurrents</text:span> :</text:h>
      <text:list xml:id="list195525402262968" text:continue-list="list195525399148643" text:style-name="L2">
        <text:list-item>
          <text:p text:style-name="P24">Réseaux de neurones récurrents</text:p>
        </text:list-item>
        <text:list-item>
          <text:p text:style-name="P24">LSTM : <text:span text:style-name="T6">Long Short Term Memory</text:span></text:p>
        </text:list-item>
        <text:list-item>
          <text:p text:style-name="P24">GRU : <text:span text:style-name="T6">Gated Recurrent Units</text:span></text:p>
        </text:list-item>
        <text:list-item>
          <text:p text:style-name="P24">Traitement automatique du texte et de la langue</text:p>
        </text:list-item>
        <text:list-item>
          <text:p text:style-name="P22">Traitement des flux vidéos : association avec les réseaux convolutionnels</text:p>
        </text:list-item>
        <text:list-item>
          <text:p text:style-name="P24">Limitations des réseaux récurrents <text:span text:style-name="T6">et problèmes de convergence</text:span></text:p>
        </text:list-item>
      </text:list>
      <text:h text:style-name="P17" text:outline-level="3"><text:soft-page-break/>Mise en pratique :</text:h>
      <text:list text:style-name="L7">
        <text:list-item>
          <text:p text:style-name="P34">Création d’un modèle de reconnaissance d’auteurs automatique</text:p>
        </text:list-item>
        <text:list-item>
          <text:p text:style-name="P34">Création d’un modèle de solveur arithmétique sur données textuelles (Traducteur texte → maths)</text:p>
        </text:list-item>
        <text:list-item>
          <text:p text:style-name="P34">Génération automatique de texte</text:p>
        </text:list-item>
      </text:list>
      <text:h text:style-name="P17" text:outline-level="3">Objectif de la partie :</text:h>
      <text:p text:style-name="P7">À l’issue de cette partie, les stagiaires seront en mesure de :</text:p>
      <text:list text:style-name="L8">
        <text:list-item>
          <text:p text:style-name="P35">Traiter automatiquement des données séquentielles</text:p>
        </text:list-item>
        <text:list-item>
          <text:p text:style-name="P35">Classifier des données séquentielles</text:p>
        </text:list-item>
        <text:list-item>
          <text:p text:style-name="P35">Générer des prédictions ou des séquences futures</text:p>
        </text:list-item>
        <text:list-item>
          <text:p text:style-name="P35">Traiter des données vidéos</text:p>
        </text:list-item>
      </text:list>
      <text:h text:style-name="P17" text:outline-level="3">Durée :</text:h>
      <text:p text:style-name="P10"><text:span text:style-name="T2">1</text:span> <text:span text:style-name="T2">j</text:span>ournée</text:p>
      <text:h text:style-name="P11" text:outline-level="2">Partie <text:span text:style-name="T6">4</text:span><text:span text:style-name="T2"> – </text:span><text:span text:style-name="T6">Génération automatique : </text:span><text:span text:style-name="T3">Auto-encodeurs </text:span><text:span text:style-name="T6">et GAN</text:span> :</text:h>
      <text:list xml:id="list195523984300802" text:continue-list="list195525402262968" text:style-name="L2">
        <text:list-item>
          <text:p text:style-name="P43">La réduction de dimensions <text:span text:style-name="T3">par les réseaux de neurones</text:span></text:p>
        </text:list-item>
        <text:list-item>
          <text:p text:style-name="P20">La structure encodeur-décodeur des auto-encodeurs</text:p>
        </text:list-item>
        <text:list-item>
          <text:p text:style-name="P20">Concept d’embedding </text:p>
        </text:list-item>
        <text:list-item>
          <text:p text:style-name="P20">Notions d’espace latent</text:p>
        </text:list-item>
        <text:list-item>
          <text:p text:style-name="P22">Réseaux adversaire : Generative Adversarial Networks</text:p>
        </text:list-item>
        <text:list-item>
          <text:p text:style-name="P22">Problème de convergence et modèles avancés ; Wasserstein GAN</text:p>
        </text:list-item>
      </text:list>
      <text:h text:style-name="P15" text:outline-level="3">Mise en pratique :</text:h>
      <text:list text:style-name="L9">
        <text:list-item>
          <text:p text:style-name="P29">Implémentation d’un auto-encodeur en keras et visualisation de l’espace latent</text:p>
        </text:list-item>
      </text:list>
      <text:h text:style-name="P15" text:outline-level="3">Objectif de la partie :</text:h>
      <text:p text:style-name="P5">À l’issue de cette partie, les stagiaires seront en mesure de :</text:p>
      <text:list text:style-name="L10">
        <text:list-item>
          <text:p text:style-name="P30">Identifier les modèles avancés basés sur des structures encodeur-décodeur</text:p>
        </text:list-item>
        <text:list-item>
          <text:p text:style-name="P37">Concevoir et implémenter des algorithmes de<text:span text:style-name="T3">s auto-encodeurs sur des tâches d’apprentissage non supervisés</text:span></text:p>
        </text:list-item>
        <text:list-item>
          <text:p text:style-name="P30">Intégrer des modèles auto-encodeurs à des modèles existants de traitements supervisés pour réduire la dimensionnalité d’un jeu de données</text:p>
        </text:list-item>
        <text:list-item>
          <text:p text:style-name="P40">Produire des modèles génératifs de données</text:p>
        </text:list-item>
      </text:list>
      <text:h text:style-name="P15" text:outline-level="3"><text:soft-page-break/>Durée :</text:h>
      <text:p text:style-name="P4"><text:span text:style-name="T2">1</text:span> <text:span text:style-name="T3">demi-</text:span><text:span text:style-name="T2">j</text:span>ournée</text:p>
      <text:h text:style-name="P13" text:outline-level="2">Partie <text:span text:style-name="T6">5</text:span><text:span text:style-name="T2"> – </text:span><text:span text:style-name="T6">Apprentissage par renforcement</text:span> :</text:h>
      <text:list xml:id="list195524605676584" text:continue-list="list195523984300802" text:style-name="L2">
        <text:list-item>
          <text:p text:style-name="P22">Concepts du reinforcement learning</text:p>
        </text:list-item>
        <text:list-item>
          <text:p text:style-name="P22">Approximation automatique de la fonction d’état</text:p>
        </text:list-item>
        <text:list-item>
          <text:p text:style-name="P22">Deep Q Learning</text:p>
        </text:list-item>
        <text:list-item>
          <text:p text:style-name="P22">Applications</text:p>
        </text:list-item>
      </text:list>
      <text:h text:style-name="P17" text:outline-level="3">Mise en pratique :</text:h>
      <text:list text:style-name="L11">
        <text:list-item>
          <text:p text:style-name="P41">Utilisation d’un modèle de renforcement simple pour apprendre une table de Q-learning</text:p>
        </text:list-item>
      </text:list>
      <text:h text:style-name="P17" text:outline-level="3">Objectif de la partie :</text:h>
      <text:p text:style-name="P7">À l’issue de cette partie, les stagiaires seront en mesure de :</text:p>
      <text:list text:style-name="L12">
        <text:list-item>
          <text:p text:style-name="P42">Développer un modèle de renforcement</text:p>
        </text:list-item>
        <text:list-item>
          <text:p text:style-name="P42">Estimer le temps, le volume de données et les ressources nécessaires pour entrainer un modèle d’apprentissage par renforcement.</text:p>
        </text:list-item>
      </text:list>
      <text:h text:style-name="P17" text:outline-level="3">Durée :</text:h>
      <text:p text:style-name="P10"><text:span text:style-name="T2">1</text:span> <text:span text:style-name="T3">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19:55:23.252000000</dc:date>
    <meta:editing-duration>PT8H35M11S</meta:editing-duration>
    <meta:editing-cycles>13</meta:editing-cycles>
    <meta:generator>LibreOffice/7.4.2.3$Windows_X86_64 LibreOffice_project/382eef1f22670f7f4118c8c2dd222ec7ad009daf</meta:generator>
    <meta:document-statistic meta:table-count="0" meta:image-count="0" meta:object-count="0" meta:page-count="5" meta:paragraph-count="111" meta:word-count="1076" meta:character-count="6879" meta:non-whitespace-character-count="5969"/>
  </office:meta>
</office:document-meta>
</file>